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paragraph-properties fo:margin-top="0.101cm" fo:margin-bottom="0cm" loext:contextual-spacing="false"/>
    </style:style>
    <style:style style:name="P2" style:family="paragraph" style:parent-style-name="Text_20_body">
      <style:paragraph-properties fo:margin-top="0.101cm" fo:margin-bottom="0cm" loext:contextual-spacing="false"/>
      <style:text-properties style:font-name="Liberation Sans"/>
    </style:style>
    <style:style style:name="P3" style:family="paragraph" style:parent-style-name="Text_20_body" style:list-style-name="L1">
      <style:paragraph-properties fo:margin-top="0.101cm" fo:margin-bottom="0cm" loext:contextual-spacing="false"/>
      <style:text-properties style:font-name="Liberation Sans"/>
    </style:style>
    <style:style style:name="P4" style:family="paragraph" style:parent-style-name="Text_20_body" style:list-style-name="L1">
      <style:paragraph-properties fo:margin-top="0.101cm" fo:margin-bottom="0cm" loext:contextual-spacing="false"/>
    </style:style>
    <style:style style:name="P5" style:family="paragraph" style:parent-style-name="Heading_20_2">
      <style:paragraph-properties fo:margin-top="0.101cm" fo:margin-bottom="0cm" loext:contextual-spacing="false"/>
      <style:text-properties style:font-name="Liberation Mono" fo:font-style="normal" style:font-style-asian="normal" style:font-style-complex="normal"/>
    </style:style>
    <style:style style:name="P6" style:family="paragraph" style:parent-style-name="Heading_20_3">
      <style:paragraph-properties fo:margin-top="0.101cm" fo:margin-bottom="0cm" loext:contextual-spacing="false"/>
      <style:text-properties style:font-name="Liberation Mono"/>
    </style:style>
    <style:style style:name="P7" style:family="paragraph" style:parent-style-name="Heading_20_3">
      <style:paragraph-properties fo:margin-top="0.101cm" fo:margin-bottom="0cm" loext:contextual-spacing="false"/>
      <style:text-properties style:font-name="Liberation Mono"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style:font-name="Liberation Mono" fo:font-size="16pt" style:font-size-asian="16pt" style:font-size-complex="16pt"/>
    </style:style>
    <style:style style:name="P11" style:family="paragraph" style:parent-style-name="First_20_paragraph">
      <style:paragraph-properties fo:margin-top="0.101cm" fo:margin-bottom="0cm" loext:contextual-spacing="false"/>
    </style:style>
    <style:style style:name="P12" style:family="paragraph" style:parent-style-name="First_20_paragraph">
      <style:paragraph-properties fo:margin-top="0.101cm" fo:margin-bottom="0cm" loext:contextual-spacing="false"/>
      <style:text-properties style:font-name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officeooo:rsid="001b65e8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Benjamin Minerds</text:p>
            </table:table-cell>
            <table:table-cell table:style-name="Table1.A1" office:value-type="string">
              <text:p text:style-name="P10">PuZZleDucK@gmail.com</text:p>
            </table:table-cell>
          </table:table-row>
        </table:table-header-rows>
        <table:table-row>
          <table:table-cell table:style-name="Table1.A1" office:value-type="string">
            <text:p text:style-name="P8">PuZZleDucK.org</text:p>
          </table:table-cell>
          <table:table-cell table:style-name="Table1.A1" office:value-type="string">
            <text:p text:style-name="P8">22-24 Ferguson st</text:p>
          </table:table-cell>
        </table:table-row>
        <table:table-row>
          <table:table-cell table:style-name="Table1.A1" office:value-type="string">
            <text:p text:style-name="P8">PH: 0419-390-496</text:p>
          </table:table-cell>
          <table:table-cell table:style-name="Table1.A1" office:value-type="string">
            <text:p text:style-name="P8">Macleod, VIC 3085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h text:style-name="P5" text:outline-level="2">Objective:</text:h>
      <text:p text:style-name="P11"><text:span text:style-name="T2">I am currently working as a compliance tester and have been experimenting in code and automation to steer my carer further along the path to developer. I have a broad skill set in the field of software development and have experience in many languages from my old favorite Java to more modern languages like Haskell and Ruby. I also have a passion for many other fields of software including GNU/Linux, Libre/Open Source software &amp; hardware, Software Licensing, Development/Testing methods and languages. I remain brief on details here as the many projects listed below will help clarify the relevant interests and passions.</text:span></text:p>
      <text:p text:style-name="P2">I feel the position of <text:span text:style-name="T4">working with and for Code for Australia</text:span> would be a<text:span text:style-name="T4">lmost a dream come true as I have often attended CfA events and I’m excited by the projects I work on</text:span>.</text:p>
      <text:h text:style-name="P5" text:outline-level="2"/>
      <text:h text:style-name="P5" text:outline-level="2">Experience &amp; Education:</text:h>
      <text:h text:style-name="P6" text:outline-level="3">BMM Compliance - Tester (2007 -&gt; Present):</text:h>
      <text:p text:style-name="P12">My primary duties at BMM are as a compliance tester for gaming machine software. In the course of my work I perform activities including source code analysis, pedigree and comparison, verification of builds, and test plan creation. I would then generally progress into regression and exploratory testing followed with tailored modifications to semi-automated testing. There is also quite a bit of regulatory documentation for the projects and I am quite proud of my almost flawless record in the matter.</text:p>
      <text:p text:style-name="P2">During my time at BMM Compliance I have also contributed process and testing documentation, some of which have now been in use for over five years and are now officially maintained by other colleges. I have also had the great opportunity to work interstate and internationally which was exciting. I really enjoy testing and working at BMM, unfortunately my opportunity to interact with developers or other testers is quite limited as are the opportunities for technical advancement.</text:p>
      <text:p text:style-name="P2">My manager over the past 5 or so years has been Khinh Ho <text:span text:style-name="T4">and we </text:span>have developed a good relationship. I would happily put him <text:span text:style-name="T4">down </text:span>as a personal and a business reference and he may be contacted at BMM on 9895 9888 during business hours.</text:p>
      <text:h text:style-name="P6" text:outline-level="3"/>
      <text:h text:style-name="P6" text:outline-level="3">Latrobe University – B. of Arts (Logic) / B. of I.T:</text:h>
      <text:p text:style-name="P12">At Latrobe the "Bachelor of Information Science" was directed towards Linguistics and Logic on the arts side and Media Processing and Artificial Intelligence on the Computer Science side of things. I then also took any electives I could along the Programming track covering subjects such as DB, Compilers, Architecture, Networking and a year long Software Project in which I took the role of team lead.</text:p>
      <text:h text:style-name="P5" text:outline-level="2"><text:soft-page-break/>Skills &amp; Projects:</text:h>
      <text:h text:style-name="P7" text:outline-level="3">Java:</text:h>
      <text:p text:style-name="P11"><text:span text:style-name="T2">I have been an enthusiastic Java user since university and regularly read the Java Specialists newsletter by Heins Kabuts. I also attend a Java user group and have given a presentation titled </text:span><text:a xlink:type="simple" xlink:href="http://puzzleduck.org/DevAdventures/da08.html" text:style-name="Internet_20_link" text:visited-style-name="Visited_20_Internet_20_Link"><text:span text:style-name="Definition"><text:span text:style-name="T2">"Lambda LEDs"</text:span></text:span></text:a><text:span text:style-name="T2"> about running Java 8 on the Raspberry Pi and controlling hardware using the new streams api.</text:span></text:p>
      <text:p text:style-name="P1"><text:span text:style-name="T2">I also have a collection of Java apps I have written on SourceForge, Google Code and Github. One program in particular stands out as scratching my own itch is </text:span><text:a xlink:type="simple" xlink:href="https://github.com/PuZZleDucK/XorElse" text:style-name="Internet_20_link" text:visited-style-name="Visited_20_Internet_20_Link"><text:span text:style-name="Definition"><text:span text:style-name="T2">XorElse</text:span></text:span></text:a><text:span text:style-name="T2"> which xors a collection of hash values and comes in handy at my current work.</text:span></text:p>
      <text:p text:style-name="P1"><text:span text:style-name="T2">While I mainly consider myself a Java developer my most flashy and accessible programs are actually Android apps and I have quite a few apps on the </text:span><text:a xlink:type="simple" xlink:href="https://play.google.com/store/apps/developer?id=PuZZleDucK+Industries." text:style-name="Internet_20_link" text:visited-style-name="Visited_20_Internet_20_Link"><text:span text:style-name="Definition"><text:span text:style-name="T2">Google Play Store</text:span></text:span></text:a><text:span text:style-name="T2">. All apps are open source and many more that didn't make the store are on various code hosing sites under the username PuZZleDucK. Probably my favorite would be the </text:span><text:a xlink:type="simple" xlink:href="https://github.com/PuZZleDucK/Orbital-Live-Wallpaper" text:style-name="Internet_20_link" text:visited-style-name="Visited_20_Internet_20_Link"><text:span text:style-name="Definition"><text:span text:style-name="T2">Orbital Live Wallpaper</text:span></text:span></text:a><text:span text:style-name="T2">.</text:span></text:p>
      <text:h text:style-name="P6" text:outline-level="3"/>
      <text:h text:style-name="P6" text:outline-level="3">Linux:</text:h>
      <text:p text:style-name="P11"><text:span text:style-name="T2">I have strong interest in Linux and while I still haven't worked out a good tactic for managing the mailing list I have contributed a few </text:span><text:a xlink:type="simple" xlink:href="http://puzzleduck.org/Linux/linux03.html" text:style-name="Internet_20_link" text:visited-style-name="Visited_20_Internet_20_Link"><text:span text:style-name="Definition"><text:span text:style-name="T2">checkpatch</text:span></text:span></text:a><text:span text:style-name="T2"> and </text:span><text:a xlink:type="simple" xlink:href="http://puzzleduck.org/Linux/linux04.html" text:style-name="Internet_20_link" text:visited-style-name="Visited_20_Internet_20_Link"><text:span text:style-name="Definition"><text:span text:style-name="T2">broken link</text:span></text:span></text:a><text:span text:style-name="T2"> fixes, and have also participated in the Edupedia Challenge.</text:span></text:p>
      <text:p text:style-name="P1"><text:span text:style-name="T2">I have also contributed a </text:span><text:a xlink:type="simple" xlink:href="http://github.com/alecthegeek/CCHS_Raspian_for_IoT" text:style-name="Internet_20_link" text:visited-style-name="Visited_20_Internet_20_Link"><text:span text:style-name="Definition"><text:span text:style-name="T2">Bash logging update</text:span></text:span></text:a><text:span text:style-name="T2"> to the Raspberry Pi setup script for a Hackerspace group I attend, and documentation for software that I have </text:span><text:a xlink:type="simple" xlink:href="https://github.com/KblCb/fddp" text:style-name="Internet_20_link" text:visited-style-name="Visited_20_Internet_20_Link"><text:span text:style-name="Definition"><text:span text:style-name="T2">found useful</text:span></text:span></text:a><text:span text:style-name="T2">. I am trying to do more work like this in the future as my confidence grows.</text:span></text:p>
      <text:p text:style-name="P1"><text:span text:style-name="T2">At long last my resume is text (and HTML &amp; css). However the important thing is that it's being treated like code and the source is as always </text:span><text:a xlink:type="simple" xlink:href="https://github.com/PuZZleDucK/Resume" text:style-name="Internet_20_link" text:visited-style-name="Visited_20_Internet_20_Link"><text:span text:style-name="Definition"><text:span text:style-name="T2">available here</text:span></text:span></text:a><text:span text:style-name="T2">.</text:span></text:p>
      <text:h text:style-name="P5" text:outline-level="2"/>
      <text:h text:style-name="P5" text:outline-level="2">Affiliations &amp; Presentations:</text:h>
      <text:list xml:id="list1883609018902100580" text:style-name="L1">
        <text:list-item>
          <text:p text:style-name="P4"><text:span text:style-name="T2">I am the maintainer of </text:span><text:a xlink:type="simple" xlink:href="http://www.puzzleduck.org/" text:style-name="Internet_20_link" text:visited-style-name="Visited_20_Internet_20_Link"><text:span text:style-name="Definition"><text:span text:style-name="T2">puzzleduck.org</text:span></text:span></text:a><text:span text:style-name="T2"> where I publish much of my work</text:span></text:p>
        </text:list-item>
        <text:list-item>
          <text:p text:style-name="P4"><text:span text:style-name="T2">President and long term contributor to </text:span><text:a xlink:type="simple" xlink:href="http://freesoftware.org.au/melbourne/" text:style-name="Internet_20_link" text:visited-style-name="Visited_20_Internet_20_Link"><text:span text:style-name="Definition"><text:span text:style-name="T2">Free Software Melbourne</text:span></text:span></text:a></text:p>
        </text:list-item>
        <text:list-item>
          <text:p text:style-name="P4"><text:span text:style-name="T2">Creator of obscure </text:span><text:a xlink:type="simple" xlink:href="http://youtube.com/watch?v=S5e7PjIB2lo" text:style-name="Internet_20_link" text:visited-style-name="Visited_20_Internet_20_Link"><text:span text:style-name="Definition"><text:span text:style-name="T2">software licensing joke video</text:span></text:span></text:a><text:span text:style-name="T2"> and I have also just begun experimenting with </text:span><text:a xlink:type="simple" xlink:href="https://www.youtube.com/watch?v=VnH3lirZMmY" text:style-name="Internet_20_link" text:visited-style-name="Visited_20_Internet_20_Link"><text:span text:style-name="Definition"><text:span text:style-name="T2">live coding</text:span></text:span></text:a><text:span text:style-name="T2"> exercises</text:span></text:p>
        </text:list-item>
        <text:list-item>
          <text:p text:style-name="P3">Member of Melbourne JVM meetup (<text:span text:style-name="T1">Presenter for: Lambda LEDs</text:span>)</text:p>
        </text:list-item>
        <text:list-item>
          <text:p text:style-name="P3">Member of Linux Users Victoria (<text:span text:style-name="T1">Presenter for: lighning talk on xoscope</text:span>)</text:p>
        </text:list-item>
        <text:list-item>
          <text:p text:style-name="P4"><text:span text:style-name="T2">Participant at </text:span><text:a xlink:type="simple" xlink:href="http://twitter.com/braintree_dev/status/561716304819015682" text:style-name="Internet_20_link" text:visited-style-name="Visited_20_Internet_20_Link"><text:span text:style-name="Definition"><text:span text:style-name="T3">BattleHack</text:span></text:span></text:a><text:a xlink:type="simple" xlink:href="http://twitter.com/braintree_dev/status/561716304819015682" text:style-name="Internet_20_link" text:visited-style-name="Visited_20_Internet_20_Link"><text:span text:style-name="Definition"><text:span text:style-name="T2"> Melbourne 2015</text:span></text:span></text:a></text:p>
        </text:list-item>
        <text:list-item>
          <text:p text:style-name="P4"><text:span text:style-name="T2">and any other </text:span><text:a xlink:type="simple" xlink:href="http://code.google.com/p/visualise-melbourne-art-timeline/" text:style-name="Internet_20_link" text:visited-style-name="Visited_20_Internet_20_Link"><text:span text:style-name="Definition"><text:span text:style-name="T2">code challenges</text:span></text:span></text:a><text:span text:style-name="T2"> or hackathon that come my way</text:span></text:p>
        </text:list-item>
        <text:list-item>
          <text:p text:style-name="P3">Participant in various testing groups (TEAM, MST and STAG)</text:p>
        </text:list-item>
        <text:list-item>
          <text:p text:style-name="P3">Participant of OWASP Melbourne CTF events)</text:p>
        </text:list-item>
        <text:list-item>
          <text:p text:style-name="P3">Member of Melbourne Raspberry Jam and other electronics groups</text:p>
        </text:list-item>
        <text:list-item>
          <text:p text:style-name="P3">and various other meetups and technology events, hope to run into you the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6-04T17:09:59.292255652</dc:date>
    <meta:editing-duration>PT16M41S</meta:editing-duration>
    <meta:editing-cycles>5</meta:editing-cycles>
    <meta:generator>LibreOffice/5.1.2.2$Linux_X86_64 LibreOffice_project/10m0$Build-2</meta:generator>
    <meta:document-statistic meta:table-count="1" meta:image-count="0" meta:object-count="0" meta:page-count="2" meta:paragraph-count="38" meta:word-count="839" meta:character-count="4954" meta:non-whitespace-character-count="4161"/>
  </office:meta>
</office:document-meta>
</file>